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ce style:name="Open Sans" svg:font-family="'Open Sans', Arial, sans-serif"/>
    <style:font-face style:name="Open Sans1" svg:font-family="'Open Sans',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text-properties officeooo:rsid="00350f8b" officeooo:paragraph-rsid="00350f8b"/>
    </style:style>
    <style:style style:name="P3" style:family="paragraph" style:parent-style-name="Text_20_body">
      <style:paragraph-properties fo:margin-top="0cm" fo:margin-bottom="0.247cm" loext:contextual-spacing="false" fo:line-height="138%" style:writing-mode="lr-tb"/>
      <style:text-properties fo:font-variant="normal" fo:text-transform="none" fo:color="#000000" style:font-name="Liberation Serif1" fo:font-size="14pt" fo:font-style="normal" style:text-underline-style="solid" style:text-underline-width="auto" style:text-underline-color="font-color" fo:font-weight="normal" fo:background-color="transparent"/>
    </style:style>
    <style:style style:name="P4" style:family="paragraph" style:parent-style-name="Text_20_body">
      <style:paragraph-properties fo:margin-top="0cm" fo:margin-bottom="0cm" loext:contextual-spacing="false" fo:line-height="172%" style:writing-mode="lr-tb"/>
      <style:text-properties fo:font-weight="normal"/>
    </style:style>
    <style:style style:name="P5" style:family="paragraph" style:parent-style-name="Text_20_body">
      <style:paragraph-properties fo:margin-top="0cm" fo:margin-bottom="0cm" loext:contextual-spacing="false" fo:line-height="172%" style:writing-mode="lr-tb"/>
      <style:text-properties fo:font-variant="normal" fo:text-transform="none" fo:color="#000000" style:text-line-through-style="none" style:text-line-through-type="none" style:font-name="Liberation Serif1" fo:font-size="14pt" fo:font-style="normal" style:text-underline-style="none" fo:font-weight="normal" style:text-blinking="false" fo:background-color="transparent"/>
    </style:style>
    <style:style style:name="P6" style:family="paragraph" style:parent-style-name="Text_20_body">
      <style:paragraph-properties fo:margin-top="0cm" fo:margin-bottom="0cm" loext:contextual-spacing="false" fo:line-height="172%" style:writing-mode="lr-tb"/>
      <style:text-properties fo:font-variant="normal" fo:text-transform="none" fo:color="#000000" style:text-line-through-style="none" style:text-line-through-type="none" style:font-name="Liberation Serif1" fo:font-size="14pt" fo:font-style="normal" style:text-underline-style="none" fo:font-weight="normal" officeooo:rsid="0034825f" officeooo:paragraph-rsid="0034825f" style:text-blinking="false" fo:background-color="transparent"/>
    </style:style>
    <style:style style:name="P7" style:family="paragraph" style:parent-style-name="Text_20_body">
      <style:paragraph-properties fo:margin-top="0cm" fo:margin-bottom="0cm" loext:contextual-spacing="false" fo:line-height="172%" style:writing-mode="lr-tb"/>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Text_20_body">
      <style:paragraph-properties fo:margin-top="0cm" fo:margin-bottom="0cm" loext:contextual-spacing="false" fo:line-height="172%" style:writing-mode="lr-tb"/>
    </style:style>
    <style:style style:name="P9" style:family="paragraph" style:parent-style-name="Text_20_body">
      <style:paragraph-properties fo:margin-top="0cm" fo:margin-bottom="0cm" loext:contextual-spacing="false" fo:line-height="172%" style:writing-mode="lr-tb"/>
      <style:text-properties officeooo:paragraph-rsid="00220291"/>
    </style:style>
    <style:style style:name="P10" style:family="paragraph" style:parent-style-name="Text_20_body">
      <style:paragraph-properties fo:margin-top="0cm" fo:margin-bottom="0cm" loext:contextual-spacing="false" fo:line-height="172%" style:writing-mode="lr-tb"/>
      <style:text-properties officeooo:paragraph-rsid="002264e3"/>
    </style:style>
    <style:style style:name="P11" style:family="paragraph" style:parent-style-name="Text_20_body">
      <style:paragraph-properties fo:margin-top="0cm" fo:margin-bottom="0cm" loext:contextual-spacing="false" fo:line-height="172%" style:writing-mode="lr-tb"/>
      <style:text-properties officeooo:paragraph-rsid="002984e8"/>
    </style:style>
    <style:style style:name="P12" style:family="paragraph" style:parent-style-name="Text_20_body">
      <style:paragraph-properties fo:margin-top="0cm" fo:margin-bottom="0cm" loext:contextual-spacing="false" fo:line-height="172%" style:writing-mode="lr-tb"/>
      <style:text-properties officeooo:paragraph-rsid="002f0d0b"/>
    </style:style>
    <style:style style:name="P13" style:family="paragraph" style:parent-style-name="Text_20_body">
      <style:paragraph-properties fo:margin-top="0cm" fo:margin-bottom="0cm" loext:contextual-spacing="false" fo:line-height="172%" style:writing-mode="lr-tb"/>
      <style:text-properties officeooo:paragraph-rsid="002f9c38"/>
    </style:style>
    <style:style style:name="P14" style:family="paragraph" style:parent-style-name="Text_20_body" style:list-style-name="L2">
      <style:paragraph-properties fo:margin-top="0cm" fo:margin-bottom="0cm" loext:contextual-spacing="false" fo:line-height="172%" style:writing-mode="lr-tb"/>
      <style:text-properties officeooo:paragraph-rsid="00350f8b"/>
    </style:style>
    <style:style style:name="P15" style:family="paragraph" style:parent-style-name="Text_20_body" style:list-style-name="L2">
      <style:paragraph-properties fo:margin-top="0cm" fo:margin-bottom="0cm" loext:contextual-spacing="false" fo:line-height="172%" style:writing-mode="lr-tb"/>
      <style:text-properties officeooo:rsid="00350f8b" officeooo:paragraph-rsid="00350f8b"/>
    </style:style>
    <style:style style:name="P16" style:family="paragraph" style:parent-style-name="Text_20_body">
      <style:paragraph-properties fo:margin-top="0cm" fo:margin-bottom="0cm" loext:contextual-spacing="false" fo:line-height="172%" style:writing-mode="lr-tb"/>
      <style:text-properties fo:font-weight="bold" style:font-weight-asian="bold" style:font-weight-complex="bold"/>
    </style:style>
    <style:style style:name="P17" style:family="paragraph" style:parent-style-name="Text_20_body" style:list-style-name="L1">
      <loext:graphic-properties draw:fill="none" draw:fill-color="#ffffff"/>
      <style:paragraph-properties fo:margin-left="0.226cm" fo:margin-right="0cm" fo:margin-top="0cm" fo:margin-bottom="0cm" loext:contextual-spacing="false" fo:line-height="172%" fo:text-indent="0cm" style:auto-text-indent="false" fo:background-color="transparent" style:writing-mode="lr-tb"/>
    </style:style>
    <style:style style:name="P18" style:family="paragraph" style:parent-style-name="Text_20_body" style:list-style-name="L1">
      <loext:graphic-properties draw:fill="none" draw:fill-color="#ffffff"/>
      <style:paragraph-properties fo:margin-left="0.226cm" fo:margin-right="0cm" fo:margin-top="0cm" fo:margin-bottom="0cm" loext:contextual-spacing="false" fo:line-height="172%" fo:text-indent="0cm" style:auto-text-indent="false" fo:background-color="transparent" style:writing-mode="lr-tb"/>
      <style:text-properties officeooo:paragraph-rsid="0033713d"/>
    </style:style>
    <style:style style:name="P19" style:family="paragraph" style:parent-style-name="Text_20_body">
      <style:paragraph-properties fo:margin-left="0.113cm" fo:margin-right="0cm" fo:margin-top="0cm" fo:margin-bottom="0.247cm" loext:contextual-spacing="false" fo:line-height="138%" fo:text-indent="0cm" style:auto-text-indent="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Liberation Serif1" fo:font-size="14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Liberation Serif1" fo:font-size="14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Liberation Serif1" fo:font-size="14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erif1" fo:font-size="14pt" fo:font-style="normal" style:text-underline-style="none" fo:font-weight="normal" officeooo:rsid="001ede12" style:text-blinking="false" fo:background-color="transparent" loext:char-shading-value="0"/>
    </style:style>
    <style:style style:name="T5" style:family="text">
      <style:text-properties fo:font-variant="normal" fo:text-transform="none" fo:color="#000000" style:text-line-through-style="none" style:text-line-through-type="none" style:font-name="Liberation Serif1" fo:font-size="14pt" fo:font-style="normal" style:text-underline-style="none" fo:font-weight="normal" officeooo:rsid="00220291" style:text-blinking="false" fo:background-color="transparent" loext:char-shading-value="0"/>
    </style:style>
    <style:style style:name="T6" style:family="text">
      <style:text-properties fo:font-variant="normal" fo:text-transform="none" fo:color="#000000" style:text-line-through-style="none" style:text-line-through-type="none" style:font-name="Liberation Serif1" fo:font-size="14pt" fo:font-style="normal" style:text-underline-style="none" fo:font-weight="normal" officeooo:rsid="002531a3" style:text-blinking="false" fo:background-color="transparent" loext:char-shading-value="0"/>
    </style:style>
    <style:style style:name="T7" style:family="text">
      <style:text-properties fo:font-variant="normal" fo:text-transform="none" fo:color="#000000" style:text-line-through-style="none" style:text-line-through-type="none" style:font-name="Liberation Serif1" fo:font-size="14pt" fo:font-style="normal" style:text-underline-style="none" fo:font-weight="normal" officeooo:rsid="0026bf39" style:text-blinking="false" fo:background-color="transparent" loext:char-shading-value="0"/>
    </style:style>
    <style:style style:name="T8" style:family="text">
      <style:text-properties fo:font-variant="normal" fo:text-transform="none" fo:color="#000000" style:text-line-through-style="none" style:text-line-through-type="none" style:font-name="Liberation Serif1" fo:font-size="14pt" fo:font-style="normal" style:text-underline-style="none" fo:font-weight="normal" officeooo:rsid="0027c681" style:text-blinking="false" fo:background-color="transparent" loext:char-shading-value="0"/>
    </style:style>
    <style:style style:name="T9" style:family="text">
      <style:text-properties fo:font-variant="normal" fo:text-transform="none" fo:color="#000000" style:text-line-through-style="none" style:text-line-through-type="none" style:font-name="Liberation Serif1" fo:font-size="14pt" fo:font-style="normal" style:text-underline-style="none" fo:font-weight="normal" officeooo:rsid="002984e8" style:text-blinking="false" fo:background-color="transparent" loext:char-shading-value="0"/>
    </style:style>
    <style:style style:name="T10" style:family="text">
      <style:text-properties fo:font-variant="normal" fo:text-transform="none" fo:color="#000000" style:text-line-through-style="none" style:text-line-through-type="none" style:font-name="Liberation Serif1" fo:font-size="14pt" fo:font-style="normal" style:text-underline-style="none" fo:font-weight="normal" officeooo:rsid="002f0d0b" style:text-blinking="false" fo:background-color="transparent" loext:char-shading-value="0"/>
    </style:style>
    <style:style style:name="T11" style:family="text">
      <style:text-properties fo:font-variant="normal" fo:text-transform="none" fo:color="#000000" style:text-line-through-style="none" style:text-line-through-type="none" style:font-name="Liberation Serif1" fo:font-size="14pt" fo:font-style="normal" style:text-underline-style="none" fo:font-weight="normal" officeooo:rsid="002f81b9" style:text-blinking="false" fo:background-color="transparent" loext:char-shading-value="0"/>
    </style:style>
    <style:style style:name="T12" style:family="text">
      <style:text-properties fo:font-variant="normal" fo:text-transform="none" fo:color="#000000" style:text-line-through-style="none" style:text-line-through-type="none" style:font-name="Liberation Serif1" fo:font-size="14pt" fo:font-style="normal" style:text-underline-style="none" fo:font-weight="normal" officeooo:rsid="002f9c38" style:text-blinking="false" fo:background-color="transparent" loext:char-shading-value="0"/>
    </style:style>
    <style:style style:name="T13" style:family="text">
      <style:text-properties fo:font-variant="normal" fo:text-transform="none" fo:color="#000000" style:text-line-through-style="none" style:text-line-through-type="none" style:font-name="Liberation Serif1" fo:font-size="14pt" fo:font-style="normal" style:text-underline-style="none" fo:font-weight="normal" officeooo:rsid="00305160" style:text-blinking="false" fo:background-color="transparent" loext:char-shading-value="0"/>
    </style:style>
    <style:style style:name="T14" style:family="text">
      <style:text-properties fo:font-variant="normal" fo:text-transform="none" fo:color="#000000" style:text-line-through-style="none" style:text-line-through-type="none" style:font-name="Liberation Serif1" fo:font-size="14pt" fo:font-style="normal" style:text-underline-style="none" fo:font-weight="normal" officeooo:rsid="0034825f"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font-name="Open Sans" fo:font-size="7.80000019073486pt" fo:letter-spacing="normal" fo:font-style="normal" style:text-underline-style="none" fo:font-weight="normal" officeooo:rsid="002984e8" style:text-blinking="false" fo:background-color="transparent" loext:char-shading-value="0"/>
    </style:style>
    <style:style style:name="T18" style:family="text">
      <style:text-properties fo:font-variant="normal" fo:text-transform="none" fo:color="#000000" style:text-line-through-style="none" style:text-line-through-type="none" style:font-name="Open Sans" fo:font-size="7.80000019073486pt" fo:letter-spacing="normal" fo:font-style="normal" style:text-underline-style="none" fo:font-weight="normal" officeooo:rsid="0034825f" style:text-blinking="false" fo:background-color="transparent" loext:char-shading-value="0"/>
    </style:style>
    <style:style style:name="T19" style:family="text">
      <style:text-properties fo:font-variant="normal" fo:text-transform="none" fo:color="#000000" style:text-line-through-style="none" style:text-line-through-type="none" style:font-name="Open Sans" fo:font-size="7.80000019073486pt" fo:letter-spacing="normal" fo:font-style="normal" style:text-underline-style="solid" style:text-underline-width="auto" style:text-underline-color="font-color" fo:font-weight="normal" style:text-blinking="false" fo:background-color="transparent" loext:char-shading-value="0"/>
    </style:style>
    <style:style style:name="T20" style:family="text">
      <style:text-properties fo:font-variant="normal" fo:text-transform="none" fo:color="#000000" style:text-line-through-style="none" style:text-line-through-type="none" style:font-name="Open Sans" fo:font-size="7.80000019073486pt" fo:letter-spacing="normal" fo:font-style="italic" style:text-underline-style="solid" style:text-underline-width="auto" style:text-underline-color="font-color"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font-name="Open Sans" fo:font-size="7.80000019073486pt" fo:letter-spacing="normal" fo:font-style="italic" style:text-underline-style="none" fo:font-weight="normal" officeooo:rsid="0034825f" style:text-blinking="false" fo:background-color="transparent" loext:char-shading-value="0"/>
    </style:style>
    <style:style style:name="T22" style:family="text">
      <style:text-properties fo:font-variant="normal" fo:text-transform="none" fo:color="#000000" style:text-line-through-style="none" style:text-line-through-type="none" style:font-name="Liberation Serif" fo:font-size="14pt" fo:font-style="normal" style:text-underline-style="none" fo:font-weight="normal" officeooo:rsid="00220291" style:text-blinking="false" fo:background-color="transparent" loext:char-shading-value="0"/>
    </style:style>
    <style:style style:name="T23" style:family="text">
      <style:text-properties fo:font-variant="normal" fo:text-transform="none" fo:color="#000000" style:text-line-through-style="none" style:text-line-through-type="none" style:font-name="Liberation Serif" fo:font-size="14pt" fo:font-style="normal" style:text-underline-style="none" fo:font-weight="normal" style:text-blinking="false" fo:background-color="transparent" loext:char-shading-value="0" style:font-size-asian="14pt" style:font-size-complex="14pt"/>
    </style:style>
    <style:style style:name="T24" style:family="text">
      <style:text-properties fo:font-variant="normal" fo:text-transform="none" fo:color="#000000" style:text-line-through-style="none" style:text-line-through-type="none" style:font-name="Liberation Serif" fo:font-size="14pt" fo:font-style="normal" style:text-underline-style="none" fo:font-weight="normal" officeooo:rsid="00220291" style:text-blinking="false" fo:background-color="transparent" loext:char-shading-value="0" style:font-size-asian="14pt" style:font-size-complex="14pt"/>
    </style:style>
    <style:style style:name="T25" style:family="text">
      <style:text-properties fo:font-variant="normal" fo:text-transform="none" fo:color="#000000" style:text-line-through-style="none" style:text-line-through-type="none" style:font-name="Liberation Serif" fo:font-size="14pt" fo:letter-spacing="normal" fo:font-style="italic" style:text-underline-style="none" fo:font-weight="normal" officeooo:rsid="00220291" style:text-blinking="false" fo:background-color="transparent" loext:char-shading-value="0" style:font-size-asian="14pt" style:font-style-asian="italic" style:font-size-complex="14pt" style:font-style-complex="italic"/>
    </style:style>
    <style:style style:name="T26" style:family="text">
      <style:text-properties fo:font-variant="normal" fo:text-transform="none" fo:color="#222222" style:text-line-through-style="none" style:text-line-through-type="none" style:font-name="Liberation Serif1" fo:font-size="14pt" fo:font-style="normal" style:text-underline-style="none" fo:font-weight="normal" style:text-blinking="false" fo:background-color="transparent" loext:char-shading-value="0"/>
    </style:style>
    <style:style style:name="T27" style:family="text">
      <style:text-properties fo:font-variant="normal" fo:text-transform="none" fo:color="#222222" style:text-line-through-style="none" style:text-line-through-type="none" style:font-name="Liberation Serif1" fo:font-size="14pt" fo:font-style="normal" style:text-underline-style="none" fo:font-weight="normal" officeooo:rsid="001ede12" style:text-blinking="false" fo:background-color="transparent" loext:char-shading-value="0"/>
    </style:style>
    <style:style style:name="T28" style:family="text">
      <style:text-properties fo:font-variant="normal" fo:text-transform="none" fo:color="#222222" style:text-line-through-style="none" style:text-line-through-type="none" style:font-name="Liberation Serif1" fo:font-size="14pt" fo:font-style="normal" style:text-underline-style="none" fo:font-weight="normal" officeooo:rsid="0020832a" style:text-blinking="false" fo:background-color="transparent" loext:char-shading-value="0"/>
    </style:style>
    <style:style style:name="T29" style:family="text">
      <style:text-properties fo:font-variant="normal" fo:text-transform="none" fo:color="#000080" style:text-line-through-style="none" style:text-line-through-type="none" style:font-name="Liberation Serif1" fo:font-size="14pt" fo:font-style="normal" style:text-underline-style="solid" style:text-underline-width="auto" style:text-underline-color="font-color" fo:font-weight="normal" style:text-blinking="false" fo:background-color="transparent" loext:char-shading-value="0"/>
    </style:style>
    <style:style style:name="T30" style:family="text">
      <style:text-properties fo:font-variant="normal" fo:text-transform="none" fo:color="#1155cc" style:text-line-through-style="none" style:text-line-through-type="none" style:font-name="Liberation Serif1" fo:font-size="14pt" fo:font-style="normal" style:text-underline-style="solid" style:text-underline-width="auto" style:text-underline-color="font-color" fo:font-weight="normal" style:text-blinking="false" fo:background-color="transparent" loext:char-shading-value="0"/>
    </style:style>
    <style:style style:name="T31" style:family="text">
      <style:text-properties fo:font-variant="normal" fo:text-transform="none" fo:color="#1155cc" style:text-line-through-style="none" style:text-line-through-type="none" style:font-name="Liberation Serif1" fo:font-size="12pt" fo:font-style="normal" style:text-underline-style="solid" style:text-underline-width="auto" style:text-underline-color="font-color" fo:font-weight="normal" style:text-blinking="false" fo:background-color="transparent" loext:char-shading-value="0"/>
    </style:style>
    <style:style style:name="T32" style:family="text">
      <style:text-properties fo:font-variant="normal" fo:text-transform="none" fo:color="#1155cc" style:text-underline-style="solid" style:text-underline-width="auto" style:text-underline-color="font-color" fo:font-weight="normal" fo:background-color="transparent" loext:char-shading-value="0"/>
    </style:style>
    <style:style style:name="T33" style:family="text">
      <style:text-properties style:font-name="Open Sans" fo:font-size="7.80000019073486pt" fo:letter-spacing="normal"/>
    </style:style>
    <style:style style:name="T34" style:family="text">
      <style:text-properties style:font-name="Open Sans" fo:font-size="7.80000019073486pt" fo:letter-spacing="normal" fo:font-style="italic"/>
    </style:style>
    <style:style style:name="T35" style:family="text">
      <style:text-properties officeooo:rsid="002de07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cc45a705-7fff-db1b-e7cb-1d354a176f9e"/>Blockchain and cryptocurrencies</text:p>
      <text:p text:style-name="Text_20_body"/>
      <text:p text:style-name="P16"><text:span text:style-name="T1">What does it do? </text:span></text:p>
      <text:p text:style-name="Text_20_body"/>
      <text:p text:style-name="P8"><text:span text:style-name="T3">Blockchain technology works as an ever increasing networked ledger of recorded information, </text:span><text:span text:style-name="T4">each record being contained in a block of information.</text:span><text:span text:style-name="T3"> Each block contains a </text:span><text:span text:style-name="T26">cryptographic hash which is used as a unique identifier, </text:span><text:span text:style-name="T27">these are</text:span><text:span text:style-name="T26"> used to verify the authenticity and prevent forgeries on the network </text:span><text:span text:style-name="T27">otherwise known as the</text:span><text:span text:style-name="T26"> chain. This in theory prevents forgeries as due to the complexity of a hash function algorithm means decrypting a hash function is basically impossible with current </text:span><text:span text:style-name="T28">or future</text:span><text:span text:style-name="T26"> computing power. This means the blockchain </text:span><text:span text:style-name="T28">network</text:span><text:span text:style-name="T26"> is impenetrable </text:span><text:span text:style-name="T28">and</text:span><text:span text:style-name="T26"> secure.</text:span></text:p>
      <text:p text:style-name="Text_20_body"/>
      <text:p text:style-name="P10"><text:span text:style-name="T3">Blockchain can be used to make digital goods online unique as the hash algorithm is theoretically impossible to forge. Where </text:span><text:span text:style-name="T5">once</text:span><text:span text:style-name="T3"> digital files could be easily copied and there would be no discernible difference between the original and the copy, blockchain </text:span><text:span text:style-name="T5">means</text:span><text:span text:style-name="T3"> </text:span><text:span text:style-name="T5">originals and copies can be identified</text:span><text:span text:style-name="T3">. This allows for the creation of </text:span><text:span text:style-name="T5">rare</text:span><text:span text:style-name="T3"> and original digital items. </text:span><text:span text:style-name="T5">One of the most known current uses for Blockchain is cryptocurrencies.</text:span><text:span text:style-name="T3"> </text:span><text:span text:style-name="T5">There also</text:span><text:span text:style-name="T3"> </text:span><text:span text:style-name="T5">has been the creation of new things such as</text:span><text:span text:style-name="T3"> digital ID </text:span><text:span text:style-name="T5">for example the IBM Ve</text:span><text:span text:style-name="T22">ri</text:span><text:span text:style-name="T24">fy credentials</text:span><text:span text:style-name="T25">(Ibm.com, 2020)</text:span><text:span text:style-name="T24"> </text:span><text:span text:style-name="T23">.</text:span></text:p>
      <text:p text:style-name="P9"><text:span text:style-name="T3"/></text:p>
      <text:p text:style-name="P9"><text:span text:style-name="T3"><text:s/>There has been suggestions that Blockchain technology could be used in the future for things such as democratic government voting. With each vote being cast utilising Blockchain to make them to be unable to be tampered with and unique. </text:span><text:span text:style-name="T6">This could eliminate errors and suggestions that voting was rigged or tampered, giving a greater trust and faith in elections. </text:span><text:span text:style-name="T3">There has also been suggestions that blockchain could be </text:span><text:soft-page-break/><text:span text:style-name="T3">used for secure communication, each block a message in the chain where only those that have access to the chain could view the messages.</text:span></text:p>
      <text:p text:style-name="Text_20_body"/>
      <text:p text:style-name="P8"><text:span text:style-name="T3">Cryptocurrencies are a digital currency they use the blockchain as each block representing a coin on the chain. Crytpocurrencies are usually “mined” </text:span><text:span text:style-name="T6">via software, </text:span><text:span text:style-name="T3"><text:s/>each cryptocurrency has their own rules as to how to mine </text:span><text:span text:style-name="T6">its</text:span><text:span text:style-name="T3"> currency. This means that the availability of a coin is based purely on the rules or algorithms set within the code. </text:span><text:span text:style-name="T6">U</text:span><text:span text:style-name="T3">nlike conventional currencies, cryptocurrencies </text:span><text:span text:style-name="T6">are</text:span><text:span text:style-name="T3"> decentralised and no one individual or institution has control over the availability of </text:span><text:span text:style-name="T6">them</text:span><text:span text:style-name="T3"> compared to a traditional currency and a central bank </text:span><text:span text:style-name="T6">having certain controls such as an interest rate</text:span><text:span text:style-name="T3">.</text:span></text:p>
      <text:p text:style-name="Text_20_body"/>
      <text:p text:style-name="P8"><text:span text:style-name="T3">Cryptocurrencies allow for payment of goods without the </text:span><text:span text:style-name="T7">use</text:span><text:span text:style-name="T3"> of </text:span><text:span text:style-name="T7">traditional </text:span><text:span text:style-name="T3">institutions. Because cryptocurrencies are all digital they can be transferred from device to device </text:span><text:span text:style-name="T7">not needing a traditional account or banking system to send money</text:span><text:span text:style-name="T3">.</text:span></text:p>
      <text:p text:style-name="P11"><text:span text:style-name="T3">This </text:span><text:span text:style-name="T7">means</text:span><text:span text:style-name="T3"> small or large sums </text:span><text:span text:style-name="T7">can</text:span><text:span text:style-name="T3"> be transferred the same. </text:span><text:span text:style-name="T7">S</text:span><text:span text:style-name="T3">ome sellers </text:span><text:span text:style-name="T7">already</text:span><text:span text:style-name="T3"> accept certain crytpocurrencies </text:span><text:span text:style-name="T8">as tender</text:span><text:span text:style-name="T3">. </text:span><text:span text:style-name="T9">There are trading platforms which allow for the exchange of cryptoccurencies in a similar way to how stocks are traded. </text:span><text:span text:style-name="T3">Crytocurrencies allow for the transfer of actual currency via device to device. </text:span><text:span text:style-name="T8">They are</text:span><text:span text:style-name="T3"> not just a </text:span><text:span text:style-name="T8">held in an account somewhere external,</text:span><text:span text:style-name="T3"> like it may be on a banking app for a </text:span><text:span text:style-name="T8">transitional</text:span><text:span text:style-name="T3"> currency, </text:span><text:span text:style-name="T8">the currency is a digital information that can be transferred</text:span><text:span text:style-name="T3">. This mean</text:span><text:span text:style-name="T9">s</text:span><text:span text:style-name="T3"> that transfer would be hard or impossible to trace as there is no record of it like a bank, there </text:span><text:span text:style-name="T9">are</text:span><text:span text:style-name="T3"> </text:span><text:span text:style-name="T9">also no</text:span><text:span text:style-name="T3"> fees </text:span><text:span text:style-name="T9">for</text:span><text:span text:style-name="T3"> transferring money </text:span><text:span text:style-name="T9">either</text:span><text:span text:style-name="T3"> <text:s/></text:span><text:span text:style-name="T9">as the use doesn't use a banking system. </text:span><text:span text:style-name="T8">It should be noted that if a device which holds a </text:span><text:span text:style-name="T9">cryptocurrency</text:span><text:span text:style-name="T8"> fails or the device </text:span><text:span text:style-name="T9">is</text:span><text:span text:style-name="T8"> lost, the </text:span><text:span text:style-name="T9">cryptocurrency</text:span><text:span text:style-name="T8"> is lost with it.</text:span></text:p>
      <text:p text:style-name="P8"><text:span text:style-name="T8"/></text:p>
      <text:p text:style-name="P8"><text:span text:style-name="T3"><text:s/>Also with no restrictions there is the possibility that it could be used for criminal activity as it is not easily traced or recorded like a bank transfer. </text:span><text:span text:style-name="T9">This was the case or </text:span><text:soft-page-break/><text:span text:style-name="T9">the dark web website the “silk road” which was a criminal marketplace and had support for cryptocurrencies </text:span><text:span text:style-name="T17">(En.wikipedia.org, 2020)</text:span><text:span text:style-name="T9"> </text:span></text:p>
      <text:p text:style-name="Text_20_body"/>
      <text:p text:style-name="P5">There is some talk that a cyrptocurrency could be floated on a stock exchange this would give it <text:span text:style-name="T35">legitimacy, ties to a real world currency and value. That could make it more of an attractive investment and bring in more users.</text:span></text:p>
      <text:p text:style-name="P1"><text:line-break/></text:p>
      <text:p text:style-name="P4"><text:span text:style-name="T2">What is the likely impact?</text:span></text:p>
      <text:p text:style-name="Text_20_body"/>
      <text:p text:style-name="P12"><text:span text:style-name="T3">The blockchain technology has the ability to make a digital file</text:span><text:span text:style-name="T10">s</text:span><text:span text:style-name="T3"> unique. This could have the possibility of creating new </text:span><text:span text:style-name="T10">sector</text:span><text:span text:style-name="T3"> jobs </text:span><text:span text:style-name="T10">as </text:span><text:span text:style-name="T3">a</text:span><text:span text:style-name="T10">nything created digitally</text:span><text:span text:style-name="T3"> art, media, </text:span><text:span text:style-name="T10">software</text:span><text:span text:style-name="T3"> etc could be sold and </text:span><text:span text:style-name="T10">bought</text:span><text:span text:style-name="T3"> </text:span><text:span text:style-name="T10">as an original work</text:span><text:span text:style-name="T3">. This could mean that digital artist could sell and distribute originals of their work </text:span><text:span text:style-name="T10">for larger sums</text:span><text:span text:style-name="T3">. </text:span><text:span text:style-name="T10">This new digital artisans and dealers able to create and unique digital works</text:span><text:span text:style-name="T3">. </text:span><text:span text:style-name="T10">B</text:span><text:span text:style-name="T3">lockchain technology </text:span><text:span text:style-name="T10">may also</text:span><text:span text:style-name="T3"> be used to allow larger media corporations to limit the use of their products. Where </text:span><text:span text:style-name="T10">digital </text:span><text:span text:style-name="T3">media previously could be easily shared and copied blockchain could mean that media was restricted to just </text:span><text:span text:style-name="T10">certain uses. </text:span></text:p>
      <text:p text:style-name="Text_20_body"/>
      <text:p text:style-name="P8"><text:span text:style-name="T3">If cryptocurrencies gained a large enough usage they could have a large impact on the economic sector. Because of the nature of how they work, </text:span><text:span text:style-name="T11">able to be transferred simply from device to device</text:span><text:span text:style-name="T3"> without the need for traditional banking institutions. This could lead to large </text:span><text:span text:style-name="T11">redundancies</text:span><text:span text:style-name="T3"> for the banking sector as there would be no need for their traditional services. </text:span><text:span text:style-name="T11">This excess of capital though that once was used within the banking system, would</text:span><text:span text:style-name="T3"> </text:span><text:span text:style-name="T11">be spent</text:span><text:span text:style-name="T3"> between merchants and sellers. </text:span><text:span text:style-name="T11">Cryptocurrencies have the ability to revolutionise the economic sector it could make current currencies, need for physical cash, atms, banks obsolete.</text:span></text:p>
      <text:p text:style-name="Text_20_body"><text:soft-page-break/></text:p>
      <text:p text:style-name="P7"/>
      <text:p text:style-name="P4"><text:span text:style-name="T2">How will this affect you?</text:span></text:p>
      <text:p text:style-name="Text_20_body"/>
      <text:p text:style-name="P13"><text:span text:style-name="T3">If blockchain becomes integrated into daily life it could make creating and holding unique digital files a reality. In theory things </text:span><text:span text:style-name="T12">that were store in my walled could </text:span><text:span text:style-name="T3"><text:s/>be stored on a device </text:span><text:span text:style-name="T12">securely and privately</text:span><text:span text:style-name="T3"> and no hard paper copy would be needed. </text:span><text:span text:style-name="T12">Anything legal that I once might need a physical version of a blockchain digital version would be just as sufficient. </text:span><text:span text:style-name="T3">Blockchain has a security that could mean people </text:span><text:span text:style-name="T12">and institutions</text:span><text:span text:style-name="T3"> could trust that </text:span><text:span text:style-name="T12">digital information was private, legitimate and</text:span><text:span text:style-name="T3"> </text:span><text:span text:style-name="T12">unreachable as much or more than a real life document.</text:span></text:p>
      <text:p text:style-name="Text_20_body"/>
      <text:p text:style-name="P8"><text:span text:style-name="T3">Cryptocurrencies would make purchases and saving of capital easier for an individual as there would be no need for a bank account to receive or transfer money digitally. This could also mean less fees when transferring money as people would not need to utilise a banks network to transfer funds they could simple and securely </text:span><text:span text:style-name="T12">transfer it</text:span><text:span text:style-name="T3">. This means that accessing funds would only be limited by a functional device. </text:span><text:span text:style-name="T13">Cyrptocurrencies may be harder for people that are computer illiterate to access and use as there is no physical representation of it, this could present a problem for the elderly. </text:span></text:p>
      <text:p text:style-name="Text_20_body"/>
      <text:p text:style-name="P5"/>
      <text:p text:style-name="Text_20_body"/>
      <text:p text:style-name="Text_20_body"/>
      <text:p text:style-name="Text_20_body"/>
      <text:p text:style-name="Text_20_body"/>
      <text:p text:style-name="Text_20_body"/>
      <text:p text:style-name="Text_20_body"/>
      <text:p text:style-name="P6"><text:soft-page-break/>Bibliography</text:p>
      <text:list xml:id="list3746526082" text:style-name="L2">
        <text:list-item>
          <text:p text:style-name="P14"><text:span text:style-name="T18">En.wikipedia.org. (2020). </text:span><text:span text:style-name="T21">Blockchain</text:span><text:span text:style-name="T18">. [online] Available at: https://en.wikipedia.org/wiki/Blockchain [Accessed 6 Jan. 2020].</text:span></text:p>
        </text:list-item>
        <text:list-item>
          <text:p text:style-name="P14"><text:span text:style-name="T18">Ibm.com. (2020). </text:span><text:span text:style-name="T21">Blockchain for digital identity - IBM Blockchain</text:span><text:span text:style-name="T18">. [online] Available at: https://www.ibm.com/blockchain/solutions/identity [Accessed 5 Jan. 2020]. </text:span><text:span text:style-name="T14"><text:s/></text:span></text:p>
        </text:list-item>
        <text:list-item>
          <text:p text:style-name="P14"><text:span text:style-name="T18">Reserve Bank of Australia. (2020). </text:span><text:span text:style-name="T21">Cryptocurrencies | Explainer | Education</text:span><text:span text:style-name="T18">. [online] Available at: https://www.rba.gov.au/education/resources/explainers/cryptocurrencies.html [Accessed 6 Jan. 2020].</text:span><text:span text:style-name="T14"> </text:span></text:p>
        </text:list-item>
        <text:list-item>
          <text:p text:style-name="P15"><text:span text:style-name="T18">En.wikipedia.org. (2020). </text:span><text:span text:style-name="T21">Cryptocurrency</text:span><text:span text:style-name="T18">. [online] Available at: https://en.wikipedia.org/wiki/Cryptocurrency [Accessed 6 Jan. 2020].</text:span><text:span text:style-name="T14"> </text:span></text:p>
        </text:list-item>
        <text:list-item>
          <text:p text:style-name="P15"><text:span text:style-name="T18">En.wikipedia.org. (2020). </text:span><text:span text:style-name="T21">Cryptographic hash function</text:span><text:span text:style-name="T18">. [online] Available at: https://en.wikipedia.org/wiki/Cryptographic_hash_function [Accessed 8 Jan. 2020].</text:span><text:span text:style-name="T14"> </text:span></text:p>
        </text:list-item>
        <text:list-item>
          <text:p text:style-name="P15"><text:span text:style-name="T18">Investopedia. (2020). </text:span><text:span text:style-name="T21">Forget Bitcoin: Blockchain is the Future</text:span><text:span text:style-name="T18">. [online] Available at: https://www.investopedia.com/tech/forget-bitcoin-blockchain-future/ [Accessed 6 Jan. 2020].</text:span><text:span text:style-name="T14"> </text:span></text:p>
        </text:list-item>
        <text:list-item>
          <text:p text:style-name="P15"><text:span text:style-name="T18">Osgood, R. (2020). [ebook] Available at: http://www.cs.tufts.edu/comp/116/archive/fall2016/rosgood.pdf [Accessed 10 Jan. 2020].</text:span></text:p>
        </text:list-item>
        <text:list-item>
          <text:p text:style-name="P14"><text:span text:style-name="T14"><text:s/></text:span><text:span text:style-name="T18">En.wikipedia.org. (2020). </text:span><text:span text:style-name="T21">Silk Road (marketplace)</text:span><text:span text:style-name="T18">. [online] Available at: https://en.wikipedia.org/wiki/Silk_Road_(marketplace) [Accessed 11 Jan. 2020].</text:span><text:span text:style-name="T14"> </text:span></text:p>
        </text:list-item>
        <text:list-item>
          <text:p text:style-name="P14"><text:span text:style-name="T18">Search.proquest.com. (2020). </text:span><text:span text:style-name="T21">What is blockchain? - ProQuest</text:span><text:span text:style-name="T18">. [online] Available at: https://search.proquest.com/openview/6aeb105a9f99672496ae2fc72dc53c2e/1?pq-origsite=gscholar&amp;cbl=41065 [Accessed 7 Jan. 2020].</text:span><text:span text:style-name="T14"> </text:span></text:p>
        </text:list-item>
        <text:list-item>
          <text:p text:style-name="P14"><text:span text:style-name="T18">Investopedia. (2020). </text:span><text:span text:style-name="T21">Where Is the Cryptocurrency Industry Headed in 2019?</text:span><text:span text:style-name="T18">. [online] Available at: https://www.investopedia.com/where-are-cryptocurrencies-headed-2019-4580342 [Accessed 8 Jan. 2020].</text:span><text:span text:style-name="T14"> </text:span></text:p>
        </text:list-item>
        <text:list-item>
          <text:p text:style-name="P14"><text:span text:style-name="T18">Williams, S. (2020). </text:span><text:span text:style-name="T21">20 Real-World Uses for Blockchain Technology | The Motley Fool</text:span><text:span text:style-name="T18">. [online] The Motley Fool. Available at: https://www.fool.com/investing/2018/04/11/20-real-world-uses-for-blockchain-technology.aspx [Accessed 4 Jan. 2020].</text:span><text:span text:style-name="T14"> </text:span></text:p>
        </text:list-item>
      </text:list>
      <text:p text:style-name="P6"/>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ce style:name="Open Sans" svg:font-family="'Open Sans', Arial, sans-serif"/>
    <style:font-face style:name="Open Sans1" svg:font-family="'Open Sans',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1T14:18:25.303000000</meta:creation-date>
    <dc:date>2020-01-11T17:39:20.142000000</dc:date>
    <meta:editing-duration>PT1H58M36S</meta:editing-duration>
    <meta:editing-cycles>18</meta:editing-cycles>
    <meta:generator>LibreOffice/6.3.2.2$Windows_X86_64 LibreOffice_project/98b30e735bda24bc04ab42594c85f7fd8be07b9c</meta:generator>
    <meta:document-statistic meta:table-count="0" meta:image-count="0" meta:object-count="0" meta:page-count="5" meta:paragraph-count="29" meta:word-count="1240" meta:character-count="8379" meta:non-whitespace-character-count="7157"/>
  </office:meta>
</office:document-meta>
</file>